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729fcf" draw:opacity="30%" draw:textarea-horizontal-align="justify" draw:textarea-vertical-align="middle" draw:auto-grow-height="false" fo:min-height="2.417cm" fo:min-width="25.059cm" draw:shadow="hidden"/>
    </style:style>
    <style:style style:name="gr2" style:family="graphic" style:parent-style-name="standard">
      <style:graphic-properties svg:stroke-color="#000000" draw:fill="solid" draw:fill-color="#729fcf" draw:opacity="30%" draw:textarea-horizontal-align="justify" draw:textarea-vertical-align="middle" draw:auto-grow-height="false" fo:min-height="2.576cm" fo:min-width="25.059cm" draw:shadow="hidden"/>
    </style:style>
    <style:style style:name="gr3" style:family="graphic" style:parent-style-name="standard">
      <style:graphic-properties svg:stroke-color="#000000" draw:fill="solid" draw:fill-color="#729fcf" draw:opacity="30%" draw:textarea-horizontal-align="justify" draw:textarea-vertical-align="middle" draw:auto-grow-height="false" fo:min-height="2.544cm" fo:min-width="25.059cm" draw:shadow="hidden"/>
    </style:style>
    <style:style style:name="gr4" style:family="graphic" style:parent-style-name="standard">
      <style:graphic-properties draw:stroke="none" svg:stroke-color="#000000" draw:fill="none" draw:fill-color="#ffffff" fo:min-height="1.177cm"/>
    </style:style>
    <style:style style:name="gr5" style:family="graphic" style:parent-style-name="standard">
      <style:graphic-properties draw:textarea-horizontal-align="justify" draw:textarea-vertical-align="middle" draw:auto-grow-height="false" fo:min-height="1.909cm" fo:min-width="3.818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 fo:min-height="1.909cm" fo:min-width="3.818cm"/>
    </style:style>
    <style:style style:name="gr9" style:family="graphic" style:parent-style-name="standard">
      <style:graphic-properties draw:textarea-horizontal-align="justify" draw:textarea-vertical-align="middle" draw:auto-grow-height="false" fo:min-height="1.909cm" fo:min-width="3.945cm"/>
    </style:style>
    <style:style style:name="gr10" style:family="graphic" style:parent-style-name="standard">
      <style:graphic-properties draw:textarea-horizontal-align="justify" draw:textarea-vertical-align="middle" draw:auto-grow-height="false" fo:min-height="1.909cm" fo:min-width="8.517cm"/>
    </style:style>
    <style:style style:name="gr1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2" style:family="graphic" style:parent-style-name="standard">
      <style:graphic-properties draw:stroke="none" dr3d:vertical-segments="16" dr3d:close-front="true" dr3d:close-back="true"/>
    </style:style>
    <style:style style:name="gr13" style:family="graphic" style:parent-style-name="standard">
      <style:graphic-properties draw:stroke="none" svg:stroke-color="#000000" draw:fill="none" draw:fill-color="#ffffff" fo:min-height="1.528cm"/>
    </style:style>
    <style:style style:name="gr14" style:family="graphic" style:parent-style-name="standard">
      <style:graphic-properties draw:stroke="none" svg:stroke-color="#000000" draw:fill="none" draw:fill-color="#ffffff" fo:min-height="1.147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893cm"/>
    </style:style>
    <style:style style:name="gr18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="solid" draw:fill-color="#729fcf" draw:opacity="30%"/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559cm" svg:height="2.667cm" svg:x="1.38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559cm" svg:height="2.667cm" svg:x="1.381cm" svg:y="6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559cm" svg:height="2.826cm" svg:x="1.381cm" svg:y="17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559cm" svg:height="2.794cm" svg:x="1.381cm" svg:y="12.17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826cm" svg:height="1.427cm" draw:transform="rotate (1.58563162543685) translate (0.208cm 4.577cm)">
          <draw:text-box>
            <text:p><text:span text:style-name="T1">Prezentacioni sloj</text:span></text:p>
          </draw:text-box>
        </draw:frame>
        <draw:frame draw:style-name="gr4" draw:text-style-name="P2" draw:layer="layout" svg:width="4.826cm" svg:height="1.427cm" draw:transform="rotate (1.58563162543685) translate (0.208cm 9.67cm)">
          <draw:text-box>
            <text:p><text:span text:style-name="T1">Klijent kontroler</text:span></text:p>
          </draw:text-box>
        </draw:frame>
        <draw:frame draw:style-name="gr4" draw:text-style-name="P2" draw:layer="layout" svg:width="4.826cm" svg:height="1.427cm" draw:transform="rotate (1.58563162543685) translate (0.208cm 15.499cm)">
          <draw:text-box>
            <text:p><text:span text:style-name="T1">Server kontroler</text:span></text:p>
          </draw:text-box>
        </draw:frame>
        <draw:frame draw:style-name="gr4" draw:text-style-name="P2" draw:layer="layout" svg:width="4.826cm" svg:height="1.427cm" draw:transform="rotate (1.58563162543685) translate (0.208cm 21.087cm)">
          <draw:text-box>
            <text:p><text:span text:style-name="T1">Sloj podataka</text:span></text:p>
          </draw:text-box>
        </draw:frame>
        <draw:custom-shape draw:style-name="gr5" draw:text-style-name="P3" draw:layer="layout" svg:width="4.318cm" svg:height="2.159cm" svg:x="1.762cm" svg:y="1.25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937cm" svg:height="1.016cm" svg:x="1.898cm" svg:y="1.889cm">
          <draw:text-box>
            <text:p>Zakazivanja</text:p>
          </draw:text-box>
        </draw:frame>
        <draw:custom-shape draw:style-name="gr5" draw:text-style-name="P3" draw:layer="layout" svg:width="4.318cm" svg:height="2.159cm" svg:x="6.969cm" svg:y="1.25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937cm" svg:height="1.016cm" svg:x="7.223cm" svg:y="1.889cm">
          <draw:text-box>
            <text:p>Registracija</text:p>
          </draw:text-box>
        </draw:frame>
        <draw:custom-shape draw:style-name="gr5" draw:text-style-name="P3" draw:layer="layout" svg:width="4.318cm" svg:height="2.159cm" svg:x="12.176cm" svg:y="1.25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175cm" svg:height="1.016cm" svg:x="12.811cm" svg:y="1.889cm">
          <draw:text-box>
            <text:p>Lični deo</text:p>
          </draw:text-box>
        </draw:frame>
        <draw:custom-shape draw:style-name="gr7" draw:text-style-name="P3" draw:layer="layout" svg:width="3.302cm" svg:height="2.159cm" svg:x="17.391cm" svg:y="1.25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54cm" svg:height="1.016cm" svg:x="17.772cm" svg:y="1.889cm">
          <draw:text-box>
            <text:p>Anketa</text:p>
          </draw:text-box>
        </draw:frame>
        <draw:custom-shape draw:style-name="gr7" draw:text-style-name="P3" draw:layer="layout" svg:width="3.302cm" svg:height="2.159cm" svg:x="22.463cm" svg:y="1.25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651cm" svg:height="1.016cm" svg:x="23.352cm" svg:y="1.889cm">
          <draw:text-box>
            <text:p>Info</text:p>
          </draw:text-box>
        </draw:frame>
        <draw:custom-shape draw:style-name="gr8" draw:text-style-name="P3" draw:layer="layout" svg:width="4.318cm" svg:height="2.159cm" svg:x="1.762cm" svg:y="6.715cm">
          <text:p text:style-name="P3">Provera unetih </text:p>
          <text:p text:style-name="P3">podataka 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445cm" svg:height="2.159cm" svg:x="6.969cm" svg:y="6.715cm">
          <text:p text:style-name="P3">Validacija </text:p>
          <text:p text:style-name="P3">podataka 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9.017cm" svg:height="2.159cm" svg:x="12.176cm" svg:y="6.715cm">
          <text:p text:style-name="P3">Autentikacija / Autorizacija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318cm" svg:height="2.159cm" svg:x="6.969cm" svg:y="12.557cm">
          <text:p text:style-name="P3">Provera</text:p>
          <text:p text:style-name="P3">duplikata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9.017cm" svg:height="2.159cm" svg:x="12.176cm" svg:y="12.552cm">
          <text:p text:style-name="P3">Autentikacija / Autorizacija</text:p>
          <draw:enhanced-geometry svg:viewBox="0 0 21600 21600" draw:type="rectangle" draw:enhanced-path="M 0 0 L 21600 0 21600 21600 0 21600 0 0 Z N"/>
        </draw:custom-shape>
        <dr3d:scene draw:style-name="gr11" svg:width="2.576cm" svg:height="2.558cm" svg:x="2.72cm" svg:y="18.00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dr3d:transform="matrix (1 0 0 0 1 0 0 0 1 1.16572812169188cm 0cm 0cm)" svg:viewBox="0 -5000 2500 10000" svg:d="M0-5000h250 250 500 500 500 250 250v10000h-250-250-500-500-500-250-250z"/>
        </dr3d:scene>
        <draw:frame draw:style-name="gr13" draw:text-style-name="P5" draw:layer="layout" svg:width="4.064cm" svg:height="1.778cm" svg:x="1.881cm" svg:y="18.399cm">
          <draw:text-box>
            <text:p text:style-name="P3">Zakazivanje termina</text:p>
          </draw:text-box>
        </draw:frame>
        <dr3d:scene draw:style-name="gr11" svg:width="2.57cm" svg:height="2.558cm" svg:x="13.111cm" svg:y="17.99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5000 2500 10000" svg:d="M0-5000h250 250 500 500 500 250 250v10000h-250-250-500-500-500-250-250z"/>
        </dr3d:scene>
        <dr3d:scene draw:style-name="gr11" svg:width="2.57cm" svg:height="2.558cm" svg:x="7.826cm" svg:y="18.00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5000 2500 10000" svg:d="M0-5000h250 250 500 500 500 250 250v10000h-250-250-500-500-500-250-250z"/>
        </dr3d:scene>
        <dr3d:scene draw:style-name="gr11" svg:width="2.57cm" svg:height="2.558cm" svg:x="17.726cm" svg:y="18.00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5000 2500 10000" svg:d="M0-5000h250 250 500 500 500 250 250v10000h-250-250-500-500-500-250-250z"/>
        </dr3d:scene>
        <dr3d:scene draw:style-name="gr11" svg:width="2.57cm" svg:height="2.558cm" svg:x="22.726cm" svg:y="18.00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5000 2500 10000" svg:d="M0-5000h250 250 500 500 500 250 250v10000h-250-250-500-500-500-250-250z"/>
        </dr3d:scene>
        <draw:frame draw:style-name="gr14" draw:text-style-name="P5" draw:layer="layout" svg:width="4.064cm" svg:height="1.397cm" svg:x="7.081cm" svg:y="18.68cm">
          <draw:text-box>
            <text:p text:style-name="P3">Prisustvo</text:p>
          </draw:text-box>
        </draw:frame>
        <draw:frame draw:style-name="gr14" draw:text-style-name="P5" draw:layer="layout" svg:width="4.064cm" svg:height="1.397cm" svg:x="12.381cm" svg:y="18.681cm">
          <draw:text-box>
            <text:p text:style-name="P3">Korisnik</text:p>
          </draw:text-box>
        </draw:frame>
        <draw:frame draw:style-name="gr14" draw:text-style-name="P5" draw:layer="layout" svg:width="4.064cm" svg:height="1.397cm" svg:x="16.981cm" svg:y="18.682cm">
          <draw:text-box>
            <text:p text:style-name="P3">Zaposleni</text:p>
          </draw:text-box>
        </draw:frame>
        <draw:frame draw:style-name="gr14" draw:text-style-name="P5" draw:layer="layout" svg:width="4.064cm" svg:height="1.397cm" svg:x="21.981cm" svg:y="18.683cm">
          <draw:text-box>
            <text:p text:style-name="P3">Anketa</text:p>
          </draw:text-box>
        </draw:frame>
        <draw:custom-shape draw:style-name="gr8" draw:text-style-name="P3" draw:layer="layout" svg:width="4.318cm" svg:height="2.159cm" svg:x="1.769cm" svg:y="12.557cm">
          <text:p text:style-name="P3">Zakazan termin</text:p>
          <text:p text:style-name="P3">Slobodna sala</text:p>
          <text:p text:style-name="P3">Uplata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3.524cm" svg:y1="3.413cm" svg:x2="3.524cm" svg:y2="6.715cm">
          <text:p/>
        </draw:line>
        <draw:line draw:style-name="gr15" draw:text-style-name="P6" draw:layer="layout" svg:x1="8.624cm" svg:y1="3.413cm" svg:x2="8.624cm" svg:y2="6.715cm">
          <text:p/>
        </draw:line>
        <draw:line draw:style-name="gr15" draw:text-style-name="P6" draw:layer="layout" svg:x1="13.924cm" svg:y1="3.413cm" svg:x2="13.924cm" svg:y2="6.715cm">
          <text:p/>
        </draw:line>
        <draw:line draw:style-name="gr15" draw:text-style-name="P6" draw:layer="layout" svg:x1="18.524cm" svg:y1="3.413cm" svg:x2="18.524cm" svg:y2="6.715cm">
          <text:p/>
        </draw:line>
        <draw:line draw:style-name="gr15" draw:text-style-name="P6" draw:layer="layout" svg:x1="3.524cm" svg:y1="8.874cm" svg:x2="3.524cm" svg:y2="12.557cm">
          <text:p/>
        </draw:line>
        <draw:line draw:style-name="gr15" draw:text-style-name="P6" draw:layer="layout" svg:x1="8.624cm" svg:y1="8.874cm" svg:x2="8.624cm" svg:y2="12.557cm">
          <text:p/>
        </draw:line>
        <draw:line draw:style-name="gr15" draw:text-style-name="P6" draw:layer="layout" svg:x1="13.924cm" svg:y1="8.874cm" svg:x2="13.924cm" svg:y2="12.557cm">
          <text:p/>
        </draw:line>
        <draw:line draw:style-name="gr15" draw:text-style-name="P6" draw:layer="layout" svg:x1="3.505cm" svg:y1="14.716cm" svg:x2="3.505cm" svg:y2="18.018cm">
          <text:p/>
        </draw:line>
        <draw:line draw:style-name="gr15" draw:text-style-name="P6" draw:layer="layout" svg:x1="8.593cm" svg:y1="14.716cm" svg:x2="13.192cm" svg:y2="18.145cm">
          <text:p/>
        </draw:line>
        <draw:line draw:style-name="gr15" draw:text-style-name="P6" draw:layer="layout" svg:x1="13.905cm" svg:y1="14.716cm" svg:x2="13.905cm" svg:y2="18.018cm">
          <text:p/>
        </draw:line>
        <draw:line draw:style-name="gr15" draw:text-style-name="P6" draw:layer="layout" svg:x1="18.505cm" svg:y1="14.716cm" svg:x2="18.505cm" svg:y2="18.018cm">
          <text:p/>
        </draw:line>
        <draw:line draw:style-name="gr15" draw:text-style-name="P6" draw:layer="layout" svg:x1="19.923cm" svg:y1="14.716cm" svg:x2="23.352cm" svg:y2="18.018cm">
          <text:p/>
        </draw:line>
        <draw:line draw:style-name="gr15" draw:text-style-name="P6" draw:layer="layout" svg:x1="4.805cm" svg:y1="14.716cm" svg:x2="8.366cm" svg:y2="18.018cm">
          <text:p/>
        </draw:line>
        <draw:line draw:style-name="gr16" draw:text-style-name="P6" draw:layer="layout" svg:x1="4.437cm" svg:y1="6.715cm" svg:x2="4.437cm" svg:y2="3.413cm">
          <text:p/>
        </draw:line>
        <draw:line draw:style-name="gr16" draw:text-style-name="P6" draw:layer="layout" svg:x1="9.537cm" svg:y1="6.716cm" svg:x2="9.537cm" svg:y2="3.414cm">
          <text:p/>
        </draw:line>
        <draw:line draw:style-name="gr16" draw:text-style-name="P6" draw:layer="layout" svg:x1="14.837cm" svg:y1="6.717cm" svg:x2="14.837cm" svg:y2="3.415cm">
          <text:p/>
        </draw:line>
        <draw:line draw:style-name="gr16" draw:text-style-name="P6" draw:layer="layout" svg:x1="19.437cm" svg:y1="6.718cm" svg:x2="19.437cm" svg:y2="3.416cm">
          <text:p/>
        </draw:line>
        <draw:line draw:style-name="gr16" draw:text-style-name="P6" draw:layer="layout" svg:x1="4.429cm" svg:y1="12.557cm" svg:x2="4.437cm" svg:y2="8.814cm">
          <text:p/>
        </draw:line>
        <draw:line draw:style-name="gr16" draw:text-style-name="P6" draw:layer="layout" svg:x1="9.533cm" svg:y1="12.558cm" svg:x2="9.541cm" svg:y2="8.815cm">
          <text:p/>
        </draw:line>
        <draw:line draw:style-name="gr16" draw:text-style-name="P6" draw:layer="layout" svg:x1="14.837cm" svg:y1="12.559cm" svg:x2="14.845cm" svg:y2="8.816cm">
          <text:p/>
        </draw:line>
        <draw:line draw:style-name="gr15" draw:text-style-name="P6" draw:layer="layout" svg:x1="18.524cm" svg:y1="8.874cm" svg:x2="18.524cm" svg:y2="12.557cm">
          <text:p/>
        </draw:line>
        <draw:line draw:style-name="gr16" draw:text-style-name="P6" draw:layer="layout" svg:x1="19.441cm" svg:y1="12.56cm" svg:x2="19.449cm" svg:y2="8.817cm">
          <text:p/>
        </draw:line>
        <draw:line draw:style-name="gr16" draw:text-style-name="P6" draw:layer="layout" svg:x1="13.7cm" svg:y1="18.018cm" svg:x2="9.404cm" svg:y2="14.7cm">
          <text:p/>
        </draw:line>
        <draw:line draw:style-name="gr16" draw:text-style-name="P6" draw:layer="layout" svg:x1="4.429cm" svg:y1="18.018cm" svg:x2="4.441cm" svg:y2="14.615cm">
          <text:p/>
        </draw:line>
        <draw:line draw:style-name="gr16" draw:text-style-name="P6" draw:layer="layout" svg:x1="14.834cm" svg:y1="18.019cm" svg:x2="14.846cm" svg:y2="14.616cm">
          <text:p/>
        </draw:line>
        <draw:line draw:style-name="gr16" draw:text-style-name="P6" draw:layer="layout" svg:x1="19.439cm" svg:y1="18.02cm" svg:x2="19.451cm" svg:y2="14.617cm">
          <text:p/>
        </draw:line>
        <draw:line draw:style-name="gr16" draw:text-style-name="P6" draw:layer="layout" svg:x1="24.148cm" svg:y1="18.021cm" svg:x2="20.724cm" svg:y2="14.714cm">
          <text:p/>
        </draw:line>
        <draw:frame draw:style-name="gr17" draw:text-style-name="P8" draw:layer="layout" svg:width="4.826cm" svg:height="1.143cm" draw:transform="rotate (1.59505640339762) translate (2.768cm 6.715cm)">
          <draw:text-box>
            <text:p text:style-name="P7"><text:span text:style-name="T2">posaljiZahtev()</text:span></text:p>
          </draw:text-box>
        </draw:frame>
        <draw:frame draw:style-name="gr17" draw:text-style-name="P8" draw:layer="layout" svg:width="4.826cm" svg:height="1.143cm" draw:transform="rotate (1.59505640339762) translate (7.848cm 6.833cm)">
          <draw:text-box>
            <text:p text:style-name="P7"><text:span text:style-name="T2">posaljiPodatke()</text:span></text:p>
          </draw:text-box>
        </draw:frame>
        <draw:frame draw:style-name="gr17" draw:text-style-name="P8" draw:layer="layout" svg:width="4.826cm" svg:height="1.143cm" draw:transform="rotate (1.59505640339762) translate (13.065cm 6.842cm)">
          <draw:text-box>
            <text:p text:style-name="P7"><text:span text:style-name="T2">proveraPristupa()</text:span></text:p>
          </draw:text-box>
        </draw:frame>
        <draw:frame draw:style-name="gr17" draw:text-style-name="P8" draw:layer="layout" svg:width="4.826cm" svg:height="1.143cm" draw:transform="rotate (1.59505640339762) translate (17.665cm 6.842cm)">
          <draw:text-box>
            <text:p text:style-name="P7"><text:span text:style-name="T2">proveraPristupa()</text:span></text:p>
          </draw:text-box>
        </draw:frame>
        <draw:frame draw:style-name="gr17" draw:text-style-name="P8" draw:layer="layout" svg:width="4.826cm" svg:height="1.143cm" draw:transform="rotate (1.59505640339762) translate (2.768cm 12.215cm)">
          <draw:text-box>
            <text:p text:style-name="P7"><text:span text:style-name="T2">posaljiZahtev()</text:span></text:p>
          </draw:text-box>
        </draw:frame>
        <draw:frame draw:style-name="gr17" draw:text-style-name="P8" draw:layer="layout" svg:width="4.826cm" svg:height="1.143cm" draw:transform="rotate (1.59505640339762) translate (2.778cm 17.282cm)">
          <draw:text-box>
            <text:p text:style-name="P7"><text:span text:style-name="T2">sacuvaj()</text:span></text:p>
          </draw:text-box>
        </draw:frame>
        <draw:frame draw:style-name="gr17" draw:text-style-name="P8" draw:layer="layout" svg:width="4.826cm" svg:height="1.143cm" draw:transform="rotate (-0.744557458900781) translate (5.704cm 15.6cm)">
          <draw:text-box>
            <text:p text:style-name="P7"><text:span text:style-name="T2">zauzet()</text:span></text:p>
          </draw:text-box>
        </draw:frame>
        <draw:frame draw:style-name="gr17" draw:text-style-name="P8" draw:layer="layout" svg:width="4.826cm" svg:height="1.143cm" draw:transform="rotate (-0.64943701466709) translate (9.916cm 15.541cm)">
          <draw:text-box>
            <text:p text:style-name="P7"><text:span text:style-name="T2">postoji()</text:span></text:p>
          </draw:text-box>
        </draw:frame>
        <draw:frame draw:style-name="gr17" draw:text-style-name="P8" draw:layer="layout" svg:width="4.826cm" svg:height="1.143cm" draw:transform="rotate (1.59505640339762) translate (13.065cm 18.044cm)">
          <draw:text-box>
            <text:p text:style-name="P7"><text:span text:style-name="T2">proveriPodatke()</text:span></text:p>
          </draw:text-box>
        </draw:frame>
        <draw:frame draw:style-name="gr17" draw:text-style-name="P8" draw:layer="layout" svg:width="4.826cm" svg:height="1.143cm" draw:transform="rotate (1.59505640339762) translate (17.665cm 18.044cm)">
          <draw:text-box>
            <text:p text:style-name="P7"><text:span text:style-name="T2">proveriPodatke()</text:span></text:p>
          </draw:text-box>
        </draw:frame>
        <draw:frame draw:style-name="gr17" draw:text-style-name="P8" draw:layer="layout" svg:width="4.826cm" svg:height="1.143cm" draw:transform="rotate (-0.749444380806365) translate (20.301cm 15.056cm)">
          <draw:text-box>
            <text:p text:style-name="P7"><text:span text:style-name="T2">proveriPodatke()</text:span></text:p>
          </draw:text-box>
        </draw:frame>
        <draw:frame draw:style-name="gr18" draw:text-style-name="P8" draw:layer="layout" svg:width="2.108cm" svg:height="1.199cm" draw:transform="rotate (1.57707951210208) translate (3.768cm 6.033cm)">
          <draw:text-box>
            <text:p text:style-name="P7"><text:span text:style-name="T2">potvrdi()</text:span></text:p>
          </draw:text-box>
        </draw:frame>
        <draw:frame draw:style-name="gr18" draw:text-style-name="P8" draw:layer="layout" svg:width="2.108cm" svg:height="1.199cm" draw:transform="rotate (1.57707951210208) translate (8.868cm 6.033cm)">
          <draw:text-box>
            <text:p text:style-name="P7"><text:span text:style-name="T2">potvrdi()</text:span></text:p>
          </draw:text-box>
        </draw:frame>
        <draw:frame draw:style-name="gr18" draw:text-style-name="P8" draw:layer="layout" svg:width="2.108cm" svg:height="1.199cm" draw:transform="rotate (1.57707951210208) translate (14.168cm 6.033cm)">
          <draw:text-box>
            <text:p text:style-name="P7"><text:span text:style-name="T2">potvrdi()</text:span></text:p>
          </draw:text-box>
        </draw:frame>
        <draw:frame draw:style-name="gr18" draw:text-style-name="P8" draw:layer="layout" svg:width="2.108cm" svg:height="1.199cm" draw:transform="rotate (1.57707951210208) translate (18.768cm 6.033cm)">
          <draw:text-box>
            <text:p text:style-name="P7"><text:span text:style-name="T2">potvrdi()</text:span></text:p>
          </draw:text-box>
        </draw:frame>
        <draw:frame draw:style-name="gr18" draw:text-style-name="P8" draw:layer="layout" svg:width="2.108cm" svg:height="1.199cm" draw:transform="rotate (1.57707951210208) translate (3.768cm 11.733cm)">
          <draw:text-box>
            <text:p text:style-name="P7"><text:span text:style-name="T2">potvrdi()</text:span></text:p>
          </draw:text-box>
        </draw:frame>
        <draw:frame draw:style-name="gr18" draw:text-style-name="P8" draw:layer="layout" svg:width="2.108cm" svg:height="1.199cm" draw:transform="rotate (1.57707951210208) translate (8.768cm 11.733cm)">
          <draw:text-box>
            <text:p text:style-name="P7"><text:span text:style-name="T2">potvrdi()</text:span></text:p>
          </draw:text-box>
        </draw:frame>
        <draw:frame draw:style-name="gr17" draw:text-style-name="P8" draw:layer="layout" svg:width="4.826cm" svg:height="1.143cm" draw:transform="rotate (1.59505640339762) translate (13.065cm 12.444cm)">
          <draw:text-box>
            <text:p text:style-name="P7"><text:span text:style-name="T2">proveriPodatke()</text:span></text:p>
          </draw:text-box>
        </draw:frame>
        <draw:frame draw:style-name="gr17" draw:text-style-name="P8" draw:layer="layout" svg:width="4.826cm" svg:height="1.143cm" draw:transform="rotate (1.59505640339762) translate (17.765cm 12.444cm)">
          <draw:text-box>
            <text:p text:style-name="P7"><text:span text:style-name="T2">proveriPodatke()</text:span></text:p>
          </draw:text-box>
        </draw:frame>
        <draw:frame draw:style-name="gr18" draw:text-style-name="P8" draw:layer="layout" svg:width="2.108cm" svg:height="1.199cm" draw:transform="rotate (1.57707951210208) translate (14.068cm 11.733cm)">
          <draw:text-box>
            <text:p text:style-name="P7"><text:span text:style-name="T2">potvrdi()</text:span></text:p>
          </draw:text-box>
        </draw:frame>
        <draw:frame draw:style-name="gr18" draw:text-style-name="P8" draw:layer="layout" svg:width="2.108cm" svg:height="1.199cm" draw:transform="rotate (1.57707951210208) translate (18.768cm 11.733cm)">
          <draw:text-box>
            <text:p text:style-name="P7"><text:span text:style-name="T2">potvrdi()</text:span></text:p>
          </draw:text-box>
        </draw:frame>
        <draw:frame draw:style-name="gr18" draw:text-style-name="P8" draw:layer="layout" svg:width="2.428cm" svg:height="1.199cm" draw:transform="rotate (1.57707951210208) translate (7.87cm 11.853cm)">
          <draw:text-box>
            <text:p text:style-name="P7"><text:span text:style-name="T2">registruj()</text:span></text:p>
          </draw:text-box>
        </draw:frame>
        <draw:frame draw:style-name="gr18" draw:text-style-name="P8" draw:layer="layout" svg:width="2.108cm" svg:height="1.199cm" draw:transform="rotate (1.57707951210208) translate (3.768cm 17.233cm)">
          <draw:text-box>
            <text:p text:style-name="P7"><text:span text:style-name="T2">potvrdi()</text:span></text:p>
          </draw:text-box>
        </draw:frame>
        <draw:frame draw:style-name="gr18" draw:text-style-name="P8" draw:layer="layout" svg:width="2.108cm" svg:height="1.199cm" draw:transform="rotate (1.57707951210208) translate (14.168cm 17.333cm)">
          <draw:text-box>
            <text:p text:style-name="P7"><text:span text:style-name="T2">potvrdi()</text:span></text:p>
          </draw:text-box>
        </draw:frame>
        <draw:frame draw:style-name="gr18" draw:text-style-name="P8" draw:layer="layout" svg:width="2.108cm" svg:height="1.199cm" draw:transform="rotate (1.57707951210208) translate (18.768cm 17.333cm)">
          <draw:text-box>
            <text:p text:style-name="P7"><text:span text:style-name="T2">potvrdi()</text:span></text:p>
          </draw:text-box>
        </draw:frame>
        <draw:frame draw:style-name="gr17" draw:text-style-name="P8" draw:layer="layout" svg:width="4.826cm" svg:height="1.143cm" draw:transform="rotate (-0.65554566704907) translate (11.529cm 15.532cm)">
          <draw:text-box>
            <text:p text:style-name="P7"><text:span text:style-name="T2">potvrdi()</text:span></text:p>
          </draw:text-box>
        </draw:frame>
        <draw:frame draw:style-name="gr17" draw:text-style-name="P8" draw:layer="layout" svg:width="4.826cm" svg:height="1.143cm" draw:transform="rotate (-0.750666111282761) translate (22.519cm 15.392cm)">
          <draw:text-box>
            <text:p text:style-name="P7"><text:span text:style-name="T2">potvrdi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1T19:56:26.961000000</meta:creation-date>
    <dc:date>2017-12-22T13:43:32.631000000</dc:date>
    <meta:editing-duration>PT28M3S</meta:editing-duration>
    <meta:editing-cycles>4</meta:editing-cycles>
    <meta:generator>LibreOffice/5.4.4.2$Windows_X86_64 LibreOffice_project/2524958677847fb3bb44820e40380acbe820f960</meta:generator>
    <meta:document-statistic meta:object-count="93"/>
  </office:meta>
</office:document-meta>
</file>